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 style:page-number="auto"/>
      <style:text-properties style:font-name="Times New Roman" fo:font-size="12pt" fo:language="pt" fo:country="BR" fo:font-weight="bold" officeooo:rsid="0003521b" officeooo:paragraph-rsid="00103bb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officeooo:rsid="001e8c29" officeooo:paragraph-rsid="00103bb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bold" officeooo:rsid="002089fb" officeooo:paragraph-rsid="00103bb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pt" fo:country="BR" fo:font-weight="bold" officeooo:rsid="002089fb" officeooo:paragraph-rsid="00103bb3" style:font-size-asian="12pt" style:font-weight-asian="bold" style:font-size-complex="12pt" style:font-weight-complex="bold"/>
    </style:style>
    <style:style style:name="P5" style:family="paragraph" style:parent-style-name="Standard" style:list-style-name="">
      <style:paragraph-properties fo:text-align="justify" style:justify-single-word="false"/>
      <style:text-properties style:font-name="Times New Roman" fo:font-size="12pt" fo:language="pt" fo:country="BR" fo:font-weight="normal" officeooo:rsid="002089fb" officeooo:paragraph-rsid="00103bb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pt" fo:country="BR" fo:font-weight="normal" officeooo:rsid="002089fb" officeooo:paragraph-rsid="00103bb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 fo:orphans="0" fo:widows="0" fo:hyphenation-ladder-count="no-limit">
        <style:tab-stops>
          <style:tab-stop style:position="0cm"/>
          <style:tab-stop style:position="1.27cm"/>
        </style:tab-stops>
      </style:paragraph-properties>
      <style:text-properties officeooo:paragraph-rsid="00103bb3" fo:hyphenate="false" fo:hyphenation-remain-char-count="2" fo:hyphenation-push-char-count="2"/>
    </style:style>
    <style:style style:name="P8" style:family="paragraph" style:parent-style-name="Text_20_body" style:list-style-name="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pt" fo:country="BR" fo:font-weight="normal" officeooo:rsid="002089fb" officeooo:paragraph-rsid="00103bb3" style:font-size-asian="12pt" style:font-weight-asian="normal" style:font-size-complex="12pt" style:font-weight-complex="normal"/>
    </style:style>
    <style:style style:name="P9" style:family="paragraph" style:parent-style-name="Text_20_body" style:list-style-name="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pt" fo:country="BR" fo:font-weight="normal" officeooo:rsid="0012ead3" style:font-size-asian="12pt" style:font-weight-asian="normal" style:font-size-complex="12pt" style:font-weight-complex="normal"/>
    </style:style>
    <style:style style:name="T1" style:family="text">
      <style:text-properties officeooo:rsid="001e8c2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8c29" style:font-weight-asian="bold" style:font-weight-complex="bold"/>
    </style:style>
    <style:style style:name="T4" style:family="text">
      <style:text-properties fo:font-weight="bold" officeooo:rsid="003cae39" style:font-weight-asian="bold" style:font-weight-complex="bold"/>
    </style:style>
    <style:style style:name="T5" style:family="text">
      <style:text-properties fo:color="#00000a" style:font-name="Times New Roman" fo:font-size="12pt" fo:language="pt" fo:country="BR" fo:font-weight="bold" officeooo:rsid="002089fb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/>
    </style:style>
    <style:style style:name="T6" style:family="text">
      <style:text-properties fo:color="#00000a" style:font-name="Times New Roman" fo:font-size="12pt" fo:language="pt" fo:country="BR" fo:font-weight="bold" officeooo:rsid="0003521b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/>
    </style:style>
    <style:style style:name="T7" style:family="text">
      <style:text-properties fo:color="#00000a" style:font-name="Times New Roman" fo:font-size="12pt" fo:language="pt" fo:country="BR" fo:font-weight="bold" officeooo:rsid="003cae39" style:letter-kerning="true" style:font-name-asian="WenQuanYi Micro Hei" style:font-size-asian="12pt" style:language-asian="zh" style:country-asian="CN" style:font-weight-asian="bold" style:font-name-complex="Lohit Hindi" style:font-size-complex="12pt" style:language-complex="hi" style:country-complex="IN" style:font-weight-complex="bold"/>
    </style:style>
    <style:style style:name="T8" style:family="text">
      <style:text-properties officeooo:rsid="00103bb3"/>
    </style:style>
    <style:style style:name="T9" style:family="text">
      <style:text-properties officeooo:rsid="0011c49a"/>
    </style:style>
    <style:style style:name="T10" style:family="text">
      <style:text-properties officeooo:rsid="001270d2"/>
    </style:style>
    <style:style style:name="T11" style:family="text">
      <style:text-properties officeooo:rsid="0012e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0">INSTITUTO FEDERAL DE GOIÁS – <text:span text:style-name="T1">CÂMPUS GOIÂNIA</text:span></text:h>
      <text:h text:style-name="P2" text:outline-level="10">CURSO: BACHARELADO EM SISTEMAS DE INFORMAÇÃO </text:h>
      <text:h text:style-name="P3" text:outline-level="10"><text:span text:style-name="Strong_20_Emphasis"><text:span text:style-name="T2">DISCIPLINA: </text:span></text:span><text:span text:style-name="Strong_20_Emphasis"><text:span text:style-name="T3">TEORIA GERAL DA ADMINISTRAÇÃO – </text:span></text:span><text:span text:style-name="Strong_20_Emphasis"><text:span text:style-name="T4">PROFª: BERENICE</text:span></text:span></text:h>
      <text:h text:style-name="P7" text:outline-level="10"><text:span text:style-name="T5">ALUNO: </text:span><text:span text:style-name="T6">JOÃO MANOEL LEITE RIBEIRO NOGUEIRA – </text:span><text:span text:style-name="T7">20131011090230</text:span></text:h>
      <text:h text:style-name="P4" text:outline-level="10"><text:span text:style-name="T8">RESENHA DO VÍDEO SOBRE PERFIL DO FUNCIONÁRIO DE ALTA PERFORMANCE</text:span>:</text:h>
      <text:h text:style-name="P6" text:outline-level="1"/>
      <text:h text:style-name="P5" text:outline-level="1"><text:tab/>Segundo os dicionários o significado de alta performance é: atingir todo o seu potencial e pode<text:span text:style-name="T8">r desfrutar </text:span>de tudo que suas habilidades possam proporcionar.</text:h>
      <text:h text:style-name="P5" text:outline-level="1"><text:tab/>Porém, <text:span text:style-name="T9">um funcionário possuir</text:span> alta performance é ir além do que é esperado; é estabelecer os mais altos padrões pessoais, os quais excedam o que as outras pessoas exigem ou esperam de você. <text:span text:style-name="T10">Funcionários</text:span> que têm alta performance não só <text:span text:style-name="T9">limpam a sala de espera dos clientes de um consultório médico</text:span>, mas também <text:span text:style-name="T9">tem a mentalidade de servir bem o cliente.</text:span> <text:span text:style-name="T10">Logo, pede para o cliente ir para outra sala já limpa, enquanto limpa a sala em que o cliente se encontra e ainda avisa a secretaria que quando for chamar o cliente para procurá-lo na outra sala. Desta forma</text:span>, <text:span text:style-name="T10">funcionários de alta performance </text:span>procuram as soluções para os gargalos existentes nas empresas.</text:h>
      <text:h text:style-name="P5" text:outline-level="1"><text:tab/><text:span text:style-name="T11">O vídeo ainda nos mostra o exemplo de uma pizzaria. Na pizzaria, como em qualquer outra empresa, os resultados dependem de todos os funcionários da empresa. Por exemplo, se o entrgador (motoqueiro) de uma pizzaria fizer curvas inclinadas demais com a moto, o cliente receberá uma pizza bagunçada e misturada e certamente, nas próximas vezes, o cliente encomendará pizzas doutra pizzaria. Assim, não adianta nada a pessoa que faz a massa da pizza, o pizzaiolo e demais funcionários fazerem tudo corretamente, se o motoqueiro que entrega as pizzas não tiver o devido cuidado no caminho até a casa do cliente. O resultado satisfatório é uma combinação de todos os funcionários da empresa, nenhum detalhe pode passar desapercebido, ou do contrário, a empresa pode perder clientes. E, como vivemos na era das redes sociais, um cliente insatisfeito pode rapidamente disseminar a sua experiência negativa pelas redes sociais, o que pode destruir uma empresa dependendo do caso.</text:span></text:h>
      <text:h text:style-name="P8" text:outline-level="1"><text:tab/><text:span text:style-name="T11">Os funcionários de alta performance são invariavelmente pessoas que apresentam perfil empreendedor e não trabalham para si mesmas, mas, sim, utilizam as suas atitudes empreendedoras em prol dos clientes, das equipes e da empresa.</text:span></text:h>
      <text:h text:style-name="P9" text:outline-level="1"><text:tab/>São pessoas altamente motivadas que gostam de pessoas e, também, gostam e se realizam naquilo que faz. E, não é somente isso, elas são pessoas muito talentosas, porque além de trazerem excelentes resultados para as empresas, estão sempre à procura da melhoria contínua, por meio do conhecimento e aperfeiçoamento – livros, cursos, etc. –; não ficam estagnadas, porque sabem que o sucesso de hoje não é garantia de sucesso amanhã.</text:h>
      <text:h text:style-name="P9" text:outline-level="1"><text:tab/>E, ainda, são pessoas que têm foco, resiliência – superam as dificuldades com facilidade – atitude, otimismo e ajudam as pessoas – sejam elas colegas ou clientes. Além do mais, não são individualistas porque sabem da importância do trabalho em equipe e são 100% comprometidas com: elas mesmas, os produtos e serviços, a empresa e a satisfação e sucesso dos seus clientes.</text:h>
      <text:h text:style-name="P9" text:outline-level="1"><text:tab/>Por isso, as empresas estão sempre em busca desses talentos e quando são contratados tentam retê-los. Pois, realmente, são pessoas diferenciadas e as empresas com profissionais que possuem esse perfil só tendem a prosperar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ohit Hindi" svg:font-family="'Lohit Hindi', DFMincho-UB" style:font-pitch="variable"/>
    <style:font-face style:name="WenQuanYi Micro Hei" svg:font-family="'WenQuanYi Micro Hei', DFMincho-UB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4:42:41.833000000</meta:creation-date>
    <dc:date>2016-02-01T18:58:57.272000000</dc:date>
    <meta:editing-duration>PT22M47S</meta:editing-duration>
    <meta:editing-cycles>5</meta:editing-cycles>
    <meta:generator>LibreOffice/4.3.7.2$Windows_x86 LibreOffice_project/8a35821d8636a03b8bf4e15b48f59794652c68ba</meta:generator>
    <meta:document-statistic meta:table-count="0" meta:image-count="0" meta:object-count="0" meta:page-count="1" meta:paragraph-count="12" meta:word-count="524" meta:character-count="3311" meta:non-whitespace-character-count="2784"/>
  </office:meta>
</office:document-meta>
</file>